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1"/>
    <style:style style:name="gr1" style:family="graphic">
      <style:graphic-properties draw:stroke="none" draw:fill="solid" draw:fill-color="#ffffff" draw:textarea-horizontal-align="center" draw:textarea-vertical-align="middle" draw:ole-draw-aspect="1"/>
    </style:style>
    <style:style style:name="P1" style:family="paragraph">
      <loext:graphic-properties draw:fill="solid" draw:fill-color="#ffffff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_4" table:style-name="ta1">
        <table:shapes>
          <draw:frame draw:z-index="0" draw:style-name="gr1" draw:text-style-name="P1" svg:width="82.56mm" svg:height="46.51mm" svg:x="14.37mm" svg:y="69.32mm">
            <draw:object draw:notify-on-update-of-ranges="zad_4.B1:zad_4.B1 zad_4.B2:zad_4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Ilość ciecz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RODUCT([.B2];[.$C$2])" office:value-type="percentage" office:value="0.33" calcext:value-type="percentage">
            <text:p>33,00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RODUCT([.B3];[.$C$2])" office:value-type="percentage" office:value="0.1089" calcext:value-type="percentage">
            <text:p>10,89%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RODUCT([.B4];[.$C$2])" office:value-type="percentage" office:value="0.035937" calcext:value-type="percentage">
            <text:p>3,59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RODUCT([.B5];[.$C$2])" office:value-type="percentage" office:value="0.01185921" calcext:value-type="percentage">
            <text:p>1,19%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RODUCT([.B6];[.$C$2])" office:value-type="percentage" office:value="0.0039135393" calcext:value-type="percentage">
            <text:p>0,39%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RODUCT([.B7];[.$C$2])" office:value-type="percentage" office:value="0.001291467969" calcext:value-type="percentage">
            <text:p>0,13%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RODUCT([.B8];[.$C$2])" office:value-type="percentage" office:value="0.00042618442977" calcext:value-type="percentage">
            <text:p>0,04%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RODUCT([.B9];[.$C$2])" office:value-type="percentage" office:value="0.0001406408618241" calcext:value-type="percentage">
            <text:p>0,01%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RODUCT([.B10];[.$C$2])" office:value-type="percentage" office:value="0.000046411484401953" calcext:value-type="percentage">
            <text:p>0,00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.00.0000</text:date>, <text:time style:data-style-name="N2" text:time-value="11:43:49.59815753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11:44:24.470391189</dc:date>
    <meta:editing-duration>PT25M47S</meta:editing-duration>
    <meta:editing-cycles>6</meta:editing-cycles>
    <meta:generator>LibreOffice/6.0.7.3$Linux_X86_64 LibreOffice_project/00m0$Build-3</meta:generator>
    <meta:document-statistic meta:table-count="1" meta:cell-count="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1" chart:interval-major="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f58220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Ultrafine_20_Dashed" svg:stroke-color="#ffffff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257cm" svg:height="4.652cm" xlink:href=".." xlink:type="simple" chart:class="chart:bar" chart:style-name="ch1">
        <chart:legend chart:legend-position="end" svg:x="5.65cm" svg:y="2.027cm" style:legend-expansion="high" chart:style-name="ch2"/>
        <chart:plot-area chart:style-name="ch3" table:cell-range-address="zad_4.B1:zad_4.B11" chart:data-source-has-labels="row" svg:x="0.23cm" svg:y="0.009cm" svg:width="6.561cm" svg:height="4.873cm">
          <chartooo:coordinate-region svg:x="1.037cm" svg:y="0.208cm" svg:width="5.754cm" svg:height="4.0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zad_4.B2:zad_4.B11" chart:label-cell-address="zad_4.B1:zad_4.B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cieczy</text:p>
                <draw:g>
                  <svg:desc>zad_4.B1:zad_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zad_4.B2:zad_4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9">
                <text:p>0.1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937">
                <text:p>0.0359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85921">
                <text:p>0.011859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9135393">
                <text:p>0.00391353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291467969">
                <text:p>0.0012914679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2618442977">
                <text:p>0.00042618442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406408618241">
                <text:p>0.00014064086182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46411484401953">
                <text:p>0.000046411484401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opacity draw:name="ChartTransparencyGradient_20_1" draw:display-name="ChartTransparencyGradient 1" draw:style="radial" draw:cx="50%" draw:cy="50%" draw:start="100%" draw:end="0%" draw:border="0%"/>
    <draw:stroke-dash draw:name="Ultrafine_20_Dashed" draw:display-name="Ultrafine Dashed" draw:style="rect" draw:dots1="1" draw:dots1-length="0.051cm" draw:dots2="1" draw:dots2-length="0.051cm" draw:distance="0.051cm"/>
  </office:styles>
</office:document-styles>
</file>